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60000022B2A3587A8060D53F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6a6e" officeooo:paragraph-rsid="00076a6e"/>
    </style:style>
    <style:style style:name="P2" style:family="paragraph" style:parent-style-name="Standard">
      <style:text-properties officeooo:paragraph-rsid="00076a6e"/>
    </style:style>
    <style:style style:name="T1" style:family="text">
      <style:text-properties officeooo:rsid="00076a6e"/>
    </style:style>
    <style:style style:name="T2" style:family="text">
      <style:text-properties fo:font-style="italic" officeooo:rsid="00076a6e"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KV2 – Beschreibung der Eigenschaften</text:p>
      <text:p text:style-name="P1"/>
      <text:p text:style-name="P2"><text:span text:style-name="T1">DKV2 ist dazu gedacht die Direktkredite von MHS Projekten zu verwalten. Dazu werden die Daten in einer SqLite Datenbank mit der Dateiendung </text:span><text:span text:style-name="T2">.dkdb</text:span><text:span text:style-name="T1"> gespeichert.</text:span></text:p>
      <text:p text:style-name="P2"><text:span text:style-name="T1">Die Funktionen des Programms werden über das Menü oder über Kontext Menüs (Klick mit der sekundären Maustaste) aufgerufen.</text:span></text:p>
      <text:p text:style-name="P2"/>
      <text:p text:style-name="P2"><text:span text:style-name="T1">Wenn das Programm gestartet wird versucht es die zuletzt verwendete Datenbank zu öffnen. Ist diese nicht vorhanden kann der Nutzer einen Dateinamen angeben und es wird eine neue Datenbank erzeugt. Das Hauptfenster sieht dann so aus:</text:span></text:p>
      <text:p text:style-name="P2"/>
      <text:p text:style-name="P2"><draw:frame draw:style-name="fr1" draw:name="Bild1" text:anchor-type="paragraph" svg:width="17cm" svg:height="11.257cm" draw:z-index="0"><draw:image xlink:href="Pictures/10000000000003460000022B2A3587A8060D53FB.png" xlink:type="simple" xlink:show="embed" xlink:actuate="onLoad" loext:mime-type="image/png"/></draw:frame></text:p>
      <text:p text:style-name="P2"/>
      <text:p text:style-name="P2"><text:span text:style-name="T1">Das Menü „Datenbank“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30T10:22:24.968000000</meta:creation-date>
    <dc:date>2019-09-30T10:34:19.599000000</dc:date>
    <meta:editing-duration>PT1M44S</meta:editing-duration>
    <meta:editing-cycles>1</meta:editing-cycles>
    <meta:document-statistic meta:table-count="0" meta:image-count="1" meta:object-count="0" meta:page-count="1" meta:paragraph-count="5" meta:word-count="85" meta:character-count="570" meta:non-whitespace-character-count="488"/>
    <meta:generator>LibreOffice/6.3.1.2$Windows_x86 LibreOffice_project/b79626edf0065ac373bd1df5c28bd630b4424273</meta:generator>
  </office:meta>
</office:document-meta>
</file>